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7.747cm" svg:height="1.905cm" svg:x="2.313cm" svg:y="7.531cm">
          <text:p text:style-name="P1">Nuxe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747cm" svg:height="1.905cm" svg:x="2.314cm" svg:y="9.732cm">
          <text:p text:style-name="P1">Seam 2.1.0 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747cm" svg:height="1.905cm" svg:x="2.314cm" svg:y="11.932cm">
          <text:p text:style-name="P1">RichFaces &amp; Ajax4JSF</text:p>
          <text:p text:style-name="P1">3.3.1 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747cm" svg:height="1.905cm" svg:x="2.314cm" svg:y="14.132cm">
          <text:p text:style-name="P1">SUN Facelets 1.1.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747cm" svg:height="1.905cm" svg:x="2.314cm" svg:y="16.332cm">
          <text:p text:style-name="P1">SUN RI JSF 1.2.0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7.991cm" svg:height="0.962cm" svg:x="10.565cm" svg:y="8.066cm">
          <draw:text-box>
            <text:p>Nuxeo Webapp framework</text:p>
          </draw:text-box>
        </draw:frame>
        <draw:frame draw:style-name="gr2" draw:layer="layout" svg:width="5.984cm" svg:height="0.962cm" svg:x="10.566cm" svg:y="10.166cm">
          <draw:text-box>
            <text:p>Webapp framework</text:p>
          </draw:text-box>
        </draw:frame>
        <draw:frame draw:style-name="gr2" draw:layer="layout" svg:width="7.335cm" svg:height="1.673cm" svg:x="10.566cm" svg:y="12.366cm">
          <draw:text-box>
            <text:p>JSF component libraries</text:p>
            <text:p>Ajax integration layer</text:p>
          </draw:text-box>
        </draw:frame>
        <draw:frame draw:style-name="gr2" draw:layer="layout" svg:width="6.513cm" svg:height="0.962cm" svg:x="10.566cm" svg:y="14.666cm">
          <draw:text-box>
            <text:p>JSF Template Engine</text:p>
          </draw:text-box>
        </draw:frame>
        <draw:frame draw:style-name="gr2" draw:layer="layout" svg:width="9.202cm" svg:height="0.962cm" svg:x="10.566cm" svg:y="16.766cm">
          <draw:text-box>
            <text:p>Reference JSF implementation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ahide </meta:initial-creator>
    <meta:creation-date>2013-06-26T13:50:26</meta:creation-date>
    <dc:date>2013-06-26T13:56:52</dc:date>
    <dc:creator>anahide </dc:creator>
    <meta:editing-duration>PT6M26S</meta:editing-duration>
    <meta:editing-cycles>3</meta:editing-cycles>
    <meta:generator>LibreOffice/3.4$Unix LibreOffice_project/340m1$Build-402</meta:generator>
    <meta:document-statistic meta:object-count="10"/>
  </office:meta>
</office:document-meta>
</file>